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Noto Sans Devanagari1" svg:font-family="'Noto Sans Devanagari'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min-height="1.853cm" fo:min-width="10.196cm" fo:padding-top="0.175cm" fo:padding-bottom="0.175cm" fo:padding-left="0.3cm" fo:padding-right="0.3cm"/>
    </style:style>
    <style:style style:name="gr2" style:family="graphic" style:parent-style-name="objectwithoutfill">
      <style:graphic-properties draw:fill="solid" draw:textarea-vertical-align="middle"/>
    </style:style>
    <style:style style:name="gr3" style:family="graphic" style:parent-style-name="standard">
      <style:graphic-properties draw:fill="solid" draw:fill-color="#dddddd" draw:textarea-horizontal-align="justify" draw:textarea-vertical-align="middle" draw:auto-grow-height="false" fo:min-height="0.59cm" fo:min-width="4.49cm"/>
    </style:style>
    <style:style style:name="gr4" style:family="graphic" style:parent-style-name="standard">
      <style:graphic-properties draw:fill="solid" draw:fill-color="#dddddd" draw:textarea-horizontal-align="justify" draw:textarea-vertical-align="middle" draw:auto-grow-height="false" fo:min-height="0.59cm" fo:min-width="4.38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0.35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4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9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71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2cm" fo:min-width="0cm"/>
      <style:paragraph-properties style:writing-mode="lr-tb"/>
    </style:style>
    <style:style style:name="gr11" style:family="graphic" style:parent-style-name="objectwithoutfill">
      <style:graphic-properties draw:marker-end="Arrow" draw:marker-end-width="0.3cm" draw:fill="solid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01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cm" fo:min-width="6.864cm"/>
      <style:paragraph-properties style:writing-mode="lr-tb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style:font-name="Liberation Sans" style:font-name-asian="Liberation Sans" style:font-name-complex="Liberation San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0.796cm" svg:height="2.203cm" svg:x="0.3cm" svg:y="0.3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10.796cm" svg:height="2.203cm" svg:x="0.3cm" svg:y="4.497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0.3cm" svg:y1="1.349cm" svg:x2="11.096cm" svg:y2="1.349cm">
            <text:p/>
          </draw:line>
          <draw:line draw:style-name="gr2" draw:text-style-name="P2" draw:layer="layout" svg:x1="1.828cm" svg:y1="0.3cm" svg:x2="1.828cm" svg:y2="2.503cm">
            <text:p/>
          </draw:line>
          <draw:line draw:style-name="gr2" draw:text-style-name="P2" draw:layer="layout" svg:x1="3.254cm" svg:y1="0.3cm" svg:x2="3.254cm" svg:y2="2.503cm">
            <text:p/>
          </draw:line>
          <draw:line draw:style-name="gr2" draw:text-style-name="P2" draw:layer="layout" svg:x1="4.781cm" svg:y1="0.3cm" svg:x2="4.781cm" svg:y2="2.503cm">
            <text:p/>
          </draw:line>
          <draw:line draw:style-name="gr2" draw:text-style-name="P2" draw:layer="layout" svg:x1="6.309cm" svg:y1="0.3cm" svg:x2="6.309cm" svg:y2="2.398cm">
            <text:p/>
          </draw:line>
          <draw:line draw:style-name="gr2" draw:text-style-name="P2" draw:layer="layout" svg:x1="7.837cm" svg:y1="0.3cm" svg:x2="7.837cm" svg:y2="2.503cm">
            <text:p/>
          </draw:line>
          <draw:line draw:style-name="gr2" draw:text-style-name="P2" draw:layer="layout" svg:x1="9.365cm" svg:y1="0.3cm" svg:x2="9.365cm" svg:y2="2.503cm">
            <text:p/>
          </draw:line>
          <draw:line draw:style-name="gr2" draw:text-style-name="P2" draw:layer="layout" svg:x1="0.3cm" svg:y1="5.546cm" svg:x2="11.096cm" svg:y2="5.546cm">
            <text:p/>
          </draw:line>
          <draw:custom-shape draw:style-name="gr3" draw:text-style-name="P3" draw:layer="layout" svg:width="4.99cm" svg:height="0.84cm" svg:x="0.504cm" svg:y="4.60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3" draw:layer="layout" svg:width="4.888cm" svg:height="0.84cm" svg:x="5.902cm" svg:y="4.601cm">
            <text:p/>
            <draw:enhanced-geometry svg:viewBox="0 0 21600 21600" draw:type="rectangle" draw:enhanced-path="M 0 0 L 21600 0 21600 21600 0 21600 0 0 Z N"/>
          </draw:custom-shape>
          <draw:line draw:style-name="gr2" draw:text-style-name="P2" draw:layer="layout" svg:x1="5.698cm" svg:y1="4.602cm" svg:x2="5.698cm" svg:y2="5.441cm">
            <text:p/>
          </draw:line>
          <draw:line draw:style-name="gr2" draw:text-style-name="P2" draw:layer="layout" svg:x1="4.476cm" svg:y1="4.602cm" svg:x2="4.476cm" svg:y2="5.441cm">
            <text:p/>
          </draw:line>
          <draw:line draw:style-name="gr2" draw:text-style-name="P2" draw:layer="layout" svg:x1="5.698cm" svg:y1="4.497cm" svg:x2="5.698cm" svg:y2="6.595cm">
            <text:p/>
          </draw:line>
          <draw:line draw:style-name="gr2" draw:text-style-name="P2" draw:layer="layout" svg:x1="3.457cm" svg:y1="4.602cm" svg:x2="3.457cm" svg:y2="5.441cm">
            <text:p/>
          </draw:line>
          <draw:line draw:style-name="gr2" draw:text-style-name="P2" draw:layer="layout" svg:x1="2.439cm" svg:y1="4.602cm" svg:x2="2.439cm" svg:y2="5.441cm">
            <text:p/>
          </draw:line>
          <draw:line draw:style-name="gr2" draw:text-style-name="P2" draw:layer="layout" svg:x1="1.42cm" svg:y1="4.602cm" svg:x2="1.42cm" svg:y2="5.441cm">
            <text:p/>
          </draw:line>
          <draw:frame draw:style-name="gr5" draw:text-style-name="P4" draw:layer="layout" svg:width="0.869cm" svg:height="1.009cm" svg:x="0.707cm" svg:y="0.405cm">
            <draw:text-box>
              <text:p>1</text:p>
            </draw:text-box>
          </draw:frame>
          <draw:frame draw:style-name="gr6" draw:text-style-name="P4" draw:layer="layout" svg:width="0.869cm" svg:height="1.114cm" svg:x="2.236cm" svg:y="0.405cm">
            <draw:text-box>
              <text:p>2</text:p>
            </draw:text-box>
          </draw:frame>
          <draw:frame draw:style-name="gr5" draw:text-style-name="P4" draw:layer="layout" svg:width="0.869cm" svg:height="1.009cm" svg:x="3.663cm" svg:y="0.405cm">
            <draw:text-box>
              <text:p>1</text:p>
            </draw:text-box>
          </draw:frame>
          <draw:frame draw:style-name="gr7" draw:text-style-name="P4" draw:layer="layout" svg:width="0.869cm" svg:height="1.009cm" svg:x="5.192cm" svg:y="0.405cm">
            <draw:text-box>
              <text:p>2</text:p>
            </draw:text-box>
          </draw:frame>
          <draw:frame draw:style-name="gr5" draw:text-style-name="P4" draw:layer="layout" svg:width="0.868cm" svg:height="1.009cm" svg:x="6.721cm" svg:y="0.405cm">
            <draw:text-box>
              <text:p>1</text:p>
            </draw:text-box>
          </draw:frame>
          <draw:frame draw:style-name="gr5" draw:text-style-name="P4" draw:layer="layout" svg:width="0.869cm" svg:height="1.009cm" svg:x="8.249cm" svg:y="0.405cm">
            <draw:text-box>
              <text:p>1</text:p>
            </draw:text-box>
          </draw:frame>
          <draw:frame draw:style-name="gr5" draw:text-style-name="P4" draw:layer="layout" svg:width="0.869cm" svg:height="1.009cm" svg:x="9.88cm" svg:y="0.405cm">
            <draw:text-box>
              <text:p>1</text:p>
            </draw:text-box>
          </draw:frame>
          <draw:frame draw:style-name="gr8" draw:text-style-name="P4" draw:layer="layout" svg:width="1.12cm" svg:height="1.021cm" svg:x="0.504cm" svg:y="1.378cm">
            <draw:text-box>
              <text:p><text:span text:style-name="T1">'</text:span>u<text:span text:style-name="T1">'</text:span></text:p>
            </draw:text-box>
          </draw:frame>
          <draw:frame draw:style-name="gr9" draw:text-style-name="P4" draw:layer="layout" svg:width="1.121cm" svg:height="1.05cm" svg:x="1.42cm" svg:y="4.497cm">
            <draw:text-box>
              <text:p><text:span text:style-name="T1">'p</text:span><text:span text:style-name="T1">'</text:span></text:p>
            </draw:text-box>
          </draw:frame>
          <draw:frame draw:style-name="gr9" draw:text-style-name="P4" draw:layer="layout" svg:width="1.12cm" svg:height="1.05cm" svg:x="2.439cm" svg:y="4.498cm">
            <draw:text-box>
              <text:p><text:span text:style-name="T1">'q</text:span><text:span text:style-name="T1">'</text:span></text:p>
            </draw:text-box>
          </draw:frame>
          <draw:frame draw:style-name="gr9" draw:text-style-name="P4" draw:layer="layout" svg:width="1.12cm" svg:height="1.05cm" svg:x="0.402cm" svg:y="4.499cm">
            <draw:text-box>
              <text:p><text:span text:style-name="T1">'o</text:span><text:span text:style-name="T1">'</text:span></text:p>
            </draw:text-box>
          </draw:frame>
          <draw:frame draw:style-name="gr9" draw:text-style-name="P4" draw:layer="layout" svg:width="1.121cm" svg:height="1.05cm" svg:x="3.457cm" svg:y="4.497cm">
            <draw:text-box>
              <text:p><text:span text:style-name="T1">'t</text:span><text:span text:style-name="T1">'</text:span></text:p>
            </draw:text-box>
          </draw:frame>
          <draw:line draw:style-name="gr2" draw:text-style-name="P2" draw:layer="layout" svg:x1="8.346cm" svg:y1="4.602cm" svg:x2="8.346cm" svg:y2="5.441cm">
            <text:p/>
          </draw:line>
          <draw:frame draw:style-name="gr5" draw:text-style-name="P4" draw:layer="layout" svg:width="0.869cm" svg:height="1.009cm" svg:x="2.44cm" svg:y="5.546cm">
            <draw:text-box>
              <text:p>1</text:p>
            </draw:text-box>
          </draw:frame>
          <draw:frame draw:style-name="gr5" draw:text-style-name="P4" draw:layer="layout" svg:width="0.868cm" svg:height="1.009cm" svg:x="7.941cm" svg:y="5.546cm">
            <draw:text-box>
              <text:p>2</text:p>
            </draw:text-box>
          </draw:frame>
          <draw:frame draw:style-name="gr8" draw:text-style-name="P4" draw:layer="layout" svg:width="1.121cm" svg:height="1.021cm" svg:x="6.716cm" svg:y="4.526cm">
            <draw:text-box>
              <text:p><text:span text:style-name="T1">'e</text:span><text:span text:style-name="T1">'</text:span></text:p>
            </draw:text-box>
          </draw:frame>
          <draw:frame draw:style-name="gr8" draw:text-style-name="P4" draw:layer="layout" svg:width="1.12cm" svg:height="1.021cm" svg:x="9.059cm" svg:y="4.527cm">
            <draw:text-box>
              <text:p><text:span text:style-name="T1">'r</text:span><text:span text:style-name="T1">'</text:span></text:p>
            </draw:text-box>
          </draw:frame>
          <draw:frame draw:style-name="gr8" draw:text-style-name="P4" draw:layer="layout" svg:width="1.121cm" svg:height="1.021cm" svg:x="2.031cm" svg:y="1.38cm">
            <draw:text-box>
              <text:p><text:span text:style-name="T1">'e</text:span><text:span text:style-name="T1">'</text:span></text:p>
            </draw:text-box>
          </draw:frame>
          <draw:frame draw:style-name="gr8" draw:text-style-name="P4" draw:layer="layout" svg:width="1.12cm" svg:height="1.021cm" svg:x="4.476cm" svg:y="4.526cm">
            <draw:text-box>
              <text:p><text:span text:style-name="T1">'</text:span>u<text:span text:style-name="T1">'</text:span></text:p>
            </draw:text-box>
          </draw:frame>
          <draw:frame draw:style-name="gr10" draw:text-style-name="P4" draw:layer="layout" svg:width="1.121cm" svg:height="1.052cm" svg:x="3.457cm" svg:y="1.349cm">
            <draw:text-box>
              <text:p><text:span text:style-name="T1">'p</text:span><text:span text:style-name="T1">'</text:span></text:p>
            </draw:text-box>
          </draw:frame>
          <draw:frame draw:style-name="gr8" draw:text-style-name="P4" draw:layer="layout" svg:width="1.12cm" svg:height="1.021cm" svg:x="5.087cm" svg:y="1.381cm">
            <draw:text-box>
              <text:p><text:span text:style-name="T1">'r</text:span><text:span text:style-name="T1">'</text:span></text:p>
            </draw:text-box>
          </draw:frame>
          <draw:line draw:style-name="gr11" draw:text-style-name="P2" draw:layer="layout" svg:x1="5.698cm" svg:y1="2.503cm" svg:x2="5.698cm" svg:y2="4.496cm">
            <text:p/>
          </draw:line>
          <draw:frame draw:style-name="gr12" draw:text-style-name="P4" draw:layer="layout" svg:width="1.12cm" svg:height="1.051cm" svg:x="6.513cm" svg:y="1.352cm">
            <draw:text-box>
              <text:p><text:span text:style-name="T1">'o</text:span><text:span text:style-name="T1">'</text:span></text:p>
            </draw:text-box>
          </draw:frame>
          <draw:frame draw:style-name="gr12" draw:text-style-name="P4" draw:layer="layout" svg:width="1.12cm" svg:height="1.051cm" svg:x="8.041cm" svg:y="1.351cm">
            <draw:text-box>
              <text:p><text:span text:style-name="T1">'q</text:span><text:span text:style-name="T1">'</text:span></text:p>
            </draw:text-box>
          </draw:frame>
          <draw:frame draw:style-name="gr8" draw:text-style-name="P4" draw:layer="layout" svg:width="1.12cm" svg:height="1.021cm" svg:x="9.67cm" svg:y="1.38cm">
            <draw:text-box>
              <text:p><text:span text:style-name="T1">'t</text:span><text:span text:style-name="T1">'</text:span></text:p>
            </draw:text-box>
          </draw:frame>
          <draw:frame draw:style-name="gr13" draw:text-style-name="P4" draw:layer="layout" svg:width="7.5cm" svg:height="1.01cm" svg:x="5.8cm" svg:y="2.923cm">
            <draw:text-box>
              <text:p>Inversion de dictionnaire</text:p>
            </draw:text-box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SC1" svg:font-family="'Noto Sans CJK SC'" style:font-family-generic="swiss" style:font-pitch="variable"/>
    <style:font-face style:name="Noto Sans Devanagari1" svg:font-family="'Noto Sans Devanagari'" style:font-family-generic="swiss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1cm" fo:margin-bottom="0.1cm" fo:margin-left="0.1cm" fo:margin-right="0.1cm" fo:page-width="13.5cm" fo:page-height="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2T19:33:24.900787554</meta:creation-date>
    <dc:date>2020-11-02T20:13:55.030598665</dc:date>
    <meta:editing-duration>PT29M7S</meta:editing-duration>
    <meta:editing-cycles>4</meta:editing-cycles>
    <meta:generator>LibreOffice/6.4.6.2$Linux_X86_64 LibreOffice_project/40$Build-2</meta:generator>
    <meta:document-statistic meta:object-count="45"/>
  </office:meta>
</office:document-meta>
</file>